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7T00:00:00" table:style-name="ce5">
            <text:p>17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20" table:formula="of:=[.A10]*([.D10]+50*[.C10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10-17T19:45:09Z</dc:date>
    <meta:editing-cycles>13</meta:editing-cycles>
    <meta:editing-duration>PT0S</meta:editing-duration>
  </office:meta>
</office:document-meta>
</file>